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956cm" fo:min-width="8.506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left" draw:textarea-vertical-align="top" draw:auto-grow-height="false" fo:min-height="10.86cm" fo:min-width="19.81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2.55cm" fo:min-width="6.2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3.834cm" fo:min-width="5.684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2.15cm" fo:min-width="3.4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4.745cm" fo:min-width="9.226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2.64cm" fo:min-width="1.015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fill="solid" draw:fill-color="#ffffff" draw:textarea-vertical-align="middle" draw:auto-grow-height="false" fo:min-height="4.851cm" fo:min-width="6.001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solid" draw:fill-color="#ffffff" draw:opacity="50%" draw:textarea-horizontal-align="left" draw:auto-grow-height="true" draw:auto-grow-width="false" fo:min-height="0.85cm" fo:min-width="0cm" fo:padding-top="0.175cm" fo:padding-bottom="0.175cm" fo:padding-left="0.3cm" fo:padding-right="0.3cm" draw:shadow-opacity="50%"/>
    </style:style>
    <style:style style:name="gr12" style:family="graphic" style:parent-style-name="standard">
      <style:graphic-properties svg:stroke-width="0.1cm" svg:stroke-color="#000000" draw:fill="solid" draw:fill-color="#ffffff" draw:textarea-vertical-align="middle" draw:auto-grow-height="false" fo:min-height="5.209cm" fo:min-width="11.57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cm" fo:min-width="4.039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772cm" fo:min-width="1.522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102cm" fo:min-width="0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4横">
        <draw:custom-shape draw:style-name="gr1" draw:text-style-name="P1" draw:layer="layout" svg:width="9.5cm" svg:height="2.7cm" svg:x="7.1cm" svg:y="1.2cm">
          <text:p text:style-name="P1">ATS2 wiki</text:p>
          <draw:enhanced-geometry svg:viewBox="0 0 21600 21600" draw:path-stretchpoint-x="10800" draw:path-stretchpoint-y="10800" draw:text-areas="?f3 ?f4 ?f5 ?f6" draw:type="round-rectangle" draw:modifiers="5398.457583547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1.2cm" svg:height="12cm" svg:x="1.2cm" svg:y="6.1cm">
          <text:p text:style-name="P1">ATS2 wiki (ja)</text:p>
          <draw:enhanced-geometry svg:viewBox="0 0 21600 21600" draw:path-stretchpoint-x="10800" draw:path-stretchpoint-y="10800" draw:text-areas="?f3 ?f4 ?f5 ?f6" draw:type="round-rectangle" draw:modifiers="2431.597366886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1" draw:layer="layout" svg:width="6.8cm" svg:height="2.9cm" svg:x="8.7cm" svg:y="7.5cm">
            <text:p text:style-name="P1">Hoge-page.md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6.8cm" svg:height="2.9cm" svg:x="8.4cm" svg:y="7.2cm">
            <text:p text:style-name="P1">Hoge-page.md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6.8cm" svg:height="2.9cm" svg:x="8.1cm" svg:y="6.9cm">
            <text:p text:style-name="P1">Hoge-page.md</text:p>
            <draw:enhanced-geometry svg:viewBox="0 0 21600 21600" draw:type="rectangle" draw:enhanced-path="M 0 0 L 21600 0 21600 21600 0 21600 0 0 Z N"/>
          </draw:custom-shape>
        </draw:g>
        <draw:frame draw:style-name="gr4" draw:text-style-name="P2" draw:layer="layout" svg:width="7.435cm" svg:height="1.431cm" svg:x="3.3cm" svg:y="4.2cm">
          <draw:text-box>
            <text:p text:style-name="P2">[1] git pull &amp; merge</text:p>
          </draw:text-box>
        </draw:frame>
        <draw:custom-shape draw:style-name="gr5" draw:text-style-name="P1" draw:layer="layout" svg:width="7cm" svg:height="4.9cm" svg:x="14.2cm" svg:y="11.9cm">
          <text:p text:style-name="P1"/>
          <draw:enhanced-geometry svg:viewBox="0 0 21600 21600" draw:path-stretchpoint-x="10800" draw:path-stretchpoint-y="10800" draw:text-areas="?f3 ?f4 ?f5 ?f6" draw:type="round-rectangle" draw:modifiers="5398.457583547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1.821cm" svg:height="1.431cm" svg:x="16.1cm" svg:y="11.169cm">
          <draw:text-box>
            <text:p text:style-name="P2">po/</text:p>
          </draw:text-box>
        </draw:frame>
        <draw:custom-shape draw:style-name="gr7" draw:text-style-name="P1" draw:layer="layout" svg:width="4cm" svg:height="2.5cm" svg:x="15.7cm" svg:y="13.2cm">
          <text:p text:style-name="P1">ja.po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7cm" svg:height="5.969cm" svg:x="2.3cm" svg:y="11.331cm">
          <text:p/>
          <draw:enhanced-geometry svg:viewBox="0 0 21600 21600" draw:path-stretchpoint-x="10800" draw:path-stretchpoint-y="10800" draw:text-areas="?f3 ?f4 ?f5 ?f6" draw:type="round-rectangle" draw:modifiers="5398.457583547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1.711cm" svg:height="1.431cm" svg:x="4.2cm" svg:y="10.6cm">
          <draw:text-box>
            <text:p text:style-name="P2">ja/</text:p>
          </draw:text-box>
        </draw:frame>
        <draw:g>
          <draw:custom-shape draw:style-name="gr3" draw:text-style-name="P1" draw:layer="layout" svg:width="6.8cm" svg:height="2.9cm" svg:x="4.5cm" svg:y="13.4cm">
            <text:p text:style-name="P1">Hoge-page.md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6.8cm" svg:height="2.9cm" svg:x="4.2cm" svg:y="13.1cm">
            <text:p text:style-name="P1">Hoge-page.md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6.8cm" svg:height="2.9cm" svg:x="3.9cm" svg:y="12.8cm">
            <text:p text:style-name="P1">Hoge-page.md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1" draw:layer="layout" svg:width="3.3cm" svg:height="3.8cm" svg:x="10.2cm" svg:y="3.5cm">
          <text:p/>
          <draw:enhanced-geometry svg:viewBox="0 0 21600 21600" draw:text-areas="?f0 0 ?f2 ?f5" draw:type="down-arrow" draw:modifiers="12185.0899742931 5516.1466222356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6.6cm" svg:height="5.2cm" draw:transform="skewX (5.42542218869018E-017) rotate (-0.540703002267844) translate (15.822cm 5.819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2" draw:layer="layout" svg:width="7.189cm" svg:height="1.431cm" svg:x="18.911cm" svg:y="6.2cm">
          <draw:text-box>
            <text:p text:style-name="P2">[2] po4a-updatepo</text:p>
          </draw:text-box>
        </draw:frame>
        <draw:custom-shape draw:style-name="gr12" draw:text-style-name="P1" draw:layer="layout" svg:width="12.169cm" svg:height="5.558cm" draw:transform="rotate (-3.07998253099439) translate (18.913cm 18.174cm)">
          <text:p/>
          <draw:enhanced-geometry svg:viewBox="0 0 21600 21600" draw:text-areas="0 0 21600 21600" draw:type="circular-arrow" draw:modifiers="180 -5.90676775392838 7494.7971605862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1" draw:layer="layout" svg:width="5.3cm" svg:height="2.3cm" svg:x="19.2cm" svg:y="13.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5.3cm" svg:height="2.3cm" svg:x="16cm" svg:y="1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cm" svg:height="3cm" svg:x="24.1cm" svg:y="12.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" draw:text-style-name="P2" draw:layer="layout" svg:width="5.585cm" svg:height="2.511cm" svg:x="22.8cm" svg:y="16.069cm">
          <draw:text-box>
            <text:p text:style-name="P2">[3] translate</text:p>
            <text:p text:style-name="P2">into Japanese</text:p>
          </draw:text-box>
        </draw:frame>
        <draw:custom-shape draw:style-name="gr14" draw:text-style-name="P1" draw:layer="layout" svg:width="3cm" svg:height="3cm" svg:x="21cm" svg:y="1.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" draw:text-style-name="P2" draw:layer="layout" svg:width="10.855cm" svg:height="1.452cm" svg:x="17.2cm" svg:y="4.1cm">
          <draw:text-box>
            <text:p text:style-name="P2">[0] write article in English</text:p>
          </draw:text-box>
        </draw:frame>
        <draw:frame draw:style-name="gr15" draw:text-style-name="P2" draw:layer="layout" svg:width="11.063cm" svg:height="1.431cm" svg:x="6.8cm" svg:y="18.6cm">
          <draw:text-box>
            <text:p text:style-name="P2">[4] po4a-translate &amp; git pus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4横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6T19:01:10.401996151</meta:creation-date>
    <dc:title>図A4横</dc:title>
    <meta:editing-duration>PT45M57S</meta:editing-duration>
    <meta:editing-cycles>43</meta:editing-cycles>
    <meta:generator>LibreOffice/4.3.0.4$Linux_X86_64 LibreOffice_project/430m0$Build-4</meta:generator>
    <meta:initial-creator>Okabe Kiwamu</meta:initial-creator>
    <dc:date>2014-08-16T19:47:25.252170925</dc:date>
    <dc:creator>Okabe Kiwamu</dc:creator>
    <meta:document-statistic meta:object-count="27"/>
    <meta:template xlink:type="simple" xlink:actuate="onRequest" xlink:title="図A4横" xlink:href="../.config/libreoffice/4/user/template/A4横.otg" meta:date="2014-08-16T19:01:08.151635024"/>
  </office:meta>
</office:document-meta>
</file>